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justify" draw:textarea-vertical-align="top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3.05cm" svg:y="0.05cm">
          <text:p text:style-name="P1">Objectiv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5cm" svg:height="2cm" draw:transform="rotate (1.5707963267949) translate (3.55cm 2.05cm)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5cm" svg:height="0.5cm" draw:transform="rotate (1.5707963267949) translate (1.55cm 3.05cm)">
          <text:p text:style-name="P1">Traffic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2cm" svg:height="0.5cm" svg:x="3.55cm" svg:y="1.05cm">
          <text:p text:style-name="P1">Objective 1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cm" svg:height="0.5cm" svg:x="3.55cm" svg:y="2.05cm">
          <text:p text:style-name="P1">Objective 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5cm" svg:height="0.5cm" draw:transform="rotate (1.5707963267949) translate (0.05cm 3.05cm)">
          <text:p text:style-name="P1">Constrai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.55cm" svg:y1="1.8cm" svg:x2="0.55cm" svg:y2="1.8cm" draw:start-shape="id1" draw:start-glue-point="0" draw:end-shape="id2" svg:d="M1550 1800h-1000" svg:viewBox="0 0 1001 1">
          <text:p/>
        </draw:connector>
        <draw:connector draw:style-name="gr4" draw:text-style-name="P1" draw:layer="layout" svg:x1="2.05cm" svg:y1="1.8cm" svg:x2="3.55cm" svg:y2="1.3cm" draw:start-shape="id1" draw:start-glue-point="2" draw:end-shape="id3" draw:end-glue-point="3" svg:d="M2050 1800h750v-500h750" svg:viewBox="0 0 1501 501">
          <text:p/>
        </draw:connector>
        <draw:connector draw:style-name="gr4" draw:text-style-name="P1" draw:layer="layout" svg:x1="2.05cm" svg:y1="1.8cm" svg:x2="3.55cm" svg:y2="2.3cm" draw:start-shape="id1" draw:start-glue-point="2" draw:end-shape="id4" draw:end-glue-point="3" svg:d="M2050 1800h750v500h750" svg:viewBox="0 0 1501 501">
          <text:p/>
        </draw:connector>
        <draw:custom-shape draw:style-name="gr3" draw:text-style-name="P1" xml:id="id5" draw:id="id5" draw:layer="layout" svg:width="2.5cm" svg:height="0.5cm" draw:transform="rotate (1.5707963267949) translate (7.05cm 3.05cm)">
          <text:p text:style-name="P1">Tradeoff Analysi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55cm" svg:y1="1.3cm" svg:x2="7.05cm" svg:y2="1.8cm" draw:start-shape="id3" draw:start-glue-point="1" draw:end-shape="id5" draw:end-glue-point="0" svg:d="M5550 1300h750v500h750" svg:viewBox="0 0 1501 501">
          <text:p/>
        </draw:connector>
        <draw:connector draw:style-name="gr4" draw:text-style-name="P1" draw:layer="layout" svg:x1="5.55cm" svg:y1="2.3cm" svg:x2="7.05cm" svg:y2="1.8cm" draw:start-shape="id4" draw:start-glue-point="1" draw:end-shape="id5" draw:end-glue-point="0" svg:d="M5550 2300h750v-500h750" svg:viewBox="0 0 15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7.6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4-29T11:14:13.521000000</meta:creation-date>
    <dc:date>2014-04-29T12:23:33.222000000</dc:date>
    <dc:creator>Georg Hackenberg</dc:creator>
    <meta:editing-duration>PT23M58S</meta:editing-duration>
    <meta:editing-cycles>2</meta:editing-cycles>
    <meta:generator>LibreOffice/4.2.1.1$Windows_x86 LibreOffice_project/d7dbbd7842e6a58b0f521599204e827654e1fb8b</meta:generator>
    <meta:document-statistic meta:object-count="12"/>
  </office:meta>
</office:document-meta>
</file>